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SFMono-Regular" svg:font-family="SFMono-Regular, Consolas, 'Liberation Mono', Menlo, monospace"/>
    <style:font-face style:name="Sf mo" svg:font-family="'Sf m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2pt" officeooo:rsid="001505b1" officeooo:paragraph-rsid="001505b1" style:font-size-asian="12pt" style:font-size-complex="12pt"/>
    </style:style>
    <style:style style:name="P2" style:family="paragraph" style:parent-style-name="Standard">
      <style:text-properties style:font-name="FreeSerif" fo:font-size="12pt" officeooo:rsid="0015a782" officeooo:paragraph-rsid="001721c4" style:font-size-asian="12pt" style:font-size-complex="12pt"/>
    </style:style>
    <style:style style:name="P3" style:family="paragraph" style:parent-style-name="Standard">
      <style:text-properties style:font-name="FreeSerif" fo:font-size="12pt" officeooo:rsid="0018f336" officeooo:paragraph-rsid="0018f336" style:font-size-asian="12pt" style:font-size-complex="12pt"/>
    </style:style>
    <style:style style:name="P4" style:family="paragraph" style:parent-style-name="Standard">
      <style:text-properties style:font-name="FreeSerif" fo:font-size="12pt" officeooo:rsid="001accbe" officeooo:paragraph-rsid="001accbe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4292e" style:font-name="FreeSerif" fo:font-size="12pt" fo:letter-spacing="normal" fo:font-style="normal" fo:font-weight="normal" officeooo:rsid="0015a782" officeooo:paragraph-rsid="0015a782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4292e" style:font-name="FreeSerif" fo:font-size="12pt" fo:letter-spacing="normal" fo:font-style="normal" fo:font-weight="normal" officeooo:rsid="001721c4" officeooo:paragraph-rsid="001721c4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4292e" style:font-name="FreeSerif" fo:font-size="12pt" fo:letter-spacing="normal" fo:font-style="normal" fo:font-weight="normal" officeooo:paragraph-rsid="001721c4" style:font-size-asian="12pt" style:font-size-complex="12pt"/>
    </style:style>
    <style:style style:name="P8" style:family="paragraph" style:parent-style-name="Preformatted_20_Text">
      <style:text-properties style:font-name="FreeSerif" fo:font-size="12pt" officeooo:rsid="0015a782" officeooo:paragraph-rsid="001721c4" style:font-size-asian="12pt" style:font-size-complex="12pt"/>
    </style:style>
    <style:style style:name="P9" style:family="paragraph" style:parent-style-name="Preformatted_20_Text">
      <style:text-properties style:font-name="FreeSerif" fo:font-size="12pt" officeooo:rsid="0015a782" officeooo:paragraph-rsid="0015a782" style:font-size-asian="12pt" style:font-size-complex="12pt"/>
    </style:style>
    <style:style style:name="P10" style:family="paragraph" style:parent-style-name="Preformatted_20_Text">
      <style:text-properties style:font-name="FreeSerif" fo:font-size="12pt" officeooo:rsid="0018f336" officeooo:paragraph-rsid="0018f336" style:font-size-asian="12pt" style:font-size-complex="12pt"/>
    </style:style>
    <style:style style:name="P11" style:family="paragraph" style:parent-style-name="Preformatted_20_Text">
      <style:paragraph-properties fo:line-height="150%"/>
      <style:text-properties style:font-name="FreeSerif" fo:font-size="12pt" officeooo:rsid="0018f336" officeooo:paragraph-rsid="0018f336" style:font-size-asian="12pt" style:font-size-complex="12pt"/>
    </style:style>
    <style:style style:name="P12" style:family="paragraph" style:parent-style-name="Preformatted_20_Text">
      <style:paragraph-properties fo:line-height="150%"/>
      <style:text-properties officeooo:paragraph-rsid="0018f336"/>
    </style:style>
    <style:style style:name="P13" style:family="paragraph" style:parent-style-name="Heading_20_2">
      <style:text-properties officeooo:paragraph-rsid="0018f336"/>
    </style:style>
    <style:style style:name="T1" style:family="text">
      <style:text-properties officeooo:rsid="001505b1"/>
    </style:style>
    <style:style style:name="T2" style:family="text">
      <style:text-properties officeooo:rsid="001721c4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24292e" fo:font-size="9.75pt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 fo:font-weight="normal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normal" officeooo:rsid="003be8af" style:font-size-asian="12pt" style:font-size-complex="12pt" loext:padding="0in" loext:border="none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fo:font-weight="normal" officeooo:rsid="0065ba78" style:font-size-asian="12pt" style:font-size-complex="12pt" loext:padding="0in" loext:border="none"/>
    </style:style>
    <style:style style:name="T8" style:family="text">
      <style:text-properties fo:font-variant="normal" fo:text-transform="none" fo:color="#333333" style:font-name="Helvetica Neue" fo:font-size="10.5pt" fo:letter-spacing="normal" fo:font-style="normal" fo:font-weight="normal" officeooo:rsid="003be8af" loext:padding="0in" loext:border="none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b45df7"/>
    </style:style>
    <style:style style:name="T11" style:family="text">
      <style:text-properties style:font-name="Liberation Serif" officeooo:rsid="00aed4c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</text:p>
      <text:p text:style-name="P1"/>
      <text:p text:style-name="P1"/>
      <text:p text:style-name="P3">AI</text:p>
      <text:p text:style-name="P3"/>
      <text:p text:style-name="P4">VS Code - demo</text:p>
      <text:p text:style-name="P2">Object <text:span text:style-name="T2">Detection</text:span> and Identification</text:p>
      <text:p text:style-name="P2"><text:span text:style-name="T1"><text:tab/>MobileNet – small for mobile devices object detection</text:span></text:p>
      <text:p text:style-name="P1"/>
      <text:p text:style-name="P1"/>
      <text:p text:style-name="P4">Terminal</text:p>
      <text:p text:style-name="P8"><text:span text:style-name="T2">cd </text:span>/home/autobot/gis_bot/jetson-inference/build/aarch64/bin</text:p>
      <text:p text:style-name="P8"/>
      <text:p text:style-name="P2">Object Identification of central object – not good for video id</text:p>
      <text:p text:style-name="P2"><text:span text:style-name="T5"><text:tab/>./imagenet-camera.py --network=resnet-18</text:span></text:p>
      <text:p text:style-name="P9"/>
      <text:p text:style-name="P9">Object Detection – Inception V2</text:p>
      <text:p text:style-name="P5"><text:tab/>./detectnet-camera.py –network=ssd-inception-v2</text:p>
      <text:p text:style-name="P5"/>
      <text:p text:style-name="P6">Human Segmentation</text:p>
      <text:p text:style-name="P7"><text:span text:style-name="T2"><text:tab/></text:span>./segnet-camera.py --network=fcn-resnet18-mhp</text:p>
      <text:p text:style-name="P6"/>
      <text:p text:style-name="P9"/>
      <text:p text:style-name="P10">LIDAR</text:p>
      <text:p text:style-name="P10"/>
      <text:h text:style-name="P13" text:outline-level="2"><text:span text:style-name="Source_20_Text"><text:span text:style-name="T10">RP</text:span></text:span><text:span text:style-name="Source_20_Text"><text:span text:style-name="T9">LIDAR Demo </text:span></text:span><text:span text:style-name="Source_20_Text"><text:span text:style-name="T11">using ROS Viz</text:span></text:span></text:h>
      <text:p text:style-name="P12"><text:span text:style-name="Source_20_Text"><text:span text:style-name="T7"/></text:span></text:p>
      <text:p text:style-name="P12"><text:span text:style-name="Source_20_Text"><text:span text:style-name="T7">cd /home/autobot/bot_catkin_ws</text:span></text:span></text:p>
      <text:p text:style-name="P12"><text:span text:style-name="Source_20_Text"><text:span text:style-name="T6">source devel/setup.bash</text:span></text:span></text:p>
      <text:p text:style-name="P11"><text:span text:style-name="Source_20_Text"><text:span text:style-name="T8">roslaunch rplidar_ros view_rplidar.launc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SFMono-Regular" svg:font-family="SFMono-Regular, Consolas, 'Liberation Mono', Menlo, monospace"/>
    <style:font-face style:name="Sf mo" svg:font-family="'Sf m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7:49:25.161146784</meta:creation-date>
    <dc:date>2020-01-30T17:41:20.258583436</dc:date>
    <meta:editing-duration>PT42M49S</meta:editing-duration>
    <meta:editing-cycles>2</meta:editing-cycles>
    <meta:generator>LibreOffice/6.0.7.3$Linux_AARCH64 LibreOffice_project/00m0$Build-3</meta:generator>
    <meta:document-statistic meta:table-count="0" meta:image-count="0" meta:object-count="0" meta:page-count="1" meta:paragraph-count="18" meta:word-count="57" meta:character-count="548" meta:non-whitespace-character-count="504"/>
  </office:meta>
</office:document-meta>
</file>